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7.274cm"/>
    </style:style>
    <style:style style:name="co5" style:family="table-column">
      <style:table-column-properties fo:break-before="auto" style:column-width="6.636cm"/>
    </style:style>
    <style:style style:name="co6" style:family="table-column">
      <style:table-column-properties fo:break-before="auto" style:column-width="4.72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PARTNO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C1-3,C24-27,C187-188,C431-435</text:p>
          </table:table-cell>
          <table:table-cell office:value-type="string">
            <text:p>CAP_10NF_0402_25V_10%_X7R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.01U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C4-9,C30-32,C189-192</text:p>
          </table:table-cell>
          <table:table-cell office:value-type="string">
            <text:p>CAP_22UF_1210_16V_10%_X5R</text:p>
          </table:table-cell>
          <table:table-cell office:value-type="string">
            <text:p>CAPC3225X279N</text:p>
          </table:table-cell>
          <table:table-cell table:number-columns-repeated="2"/>
          <table:table-cell office:value-type="string">
            <text:p>22U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string">
            <text:p>C10-23,C34-146,C195-197,C211-216,C436-486,C543,C625-645</text:p>
          </table:table-cell>
          <table:table-cell office:value-type="string">
            <text:p>CAP_100NF_0402_16V_10%_X7R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0.1U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28-29</text:p>
          </table:table-cell>
          <table:table-cell office:value-type="string">
            <text:p>CAP_100PF_0402_25V_10%_X7R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100PF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33,C193-194</text:p>
          </table:table-cell>
          <table:table-cell office:value-type="string">
            <text:p>CAPT_220UF_D7343_10V_10%_L0050</text:p>
          </table:table-cell>
          <table:table-cell office:value-type="string">
            <text:p>CAPMP7343X310N</text:p>
          </table:table-cell>
          <table:table-cell table:number-columns-repeated="2"/>
          <table:table-cell office:value-type="string">
            <text:p>220U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C147-158,C198-205</text:p>
          </table:table-cell>
          <table:table-cell office:value-type="string">
            <text:p>CAPT_100UF_3528_6R3V_10%_LXXXX</text:p>
          </table:table-cell>
          <table:table-cell office:value-type="string">
            <text:p>CAPMP3528X210N</text:p>
          </table:table-cell>
          <table:table-cell table:number-columns-repeated="2"/>
          <table:table-cell office:value-type="string">
            <text:p>100UF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159-164,C207-208</text:p>
          </table:table-cell>
          <table:table-cell office:value-type="string">
            <text:p>CAPT_330UF_D7343_4V_10%_L0035</text:p>
          </table:table-cell>
          <table:table-cell office:value-type="string">
            <text:p>CAPMP7343X310N</text:p>
          </table:table-cell>
          <table:table-cell table:number-columns-repeated="2"/>
          <table:table-cell office:value-type="string">
            <text:p>330U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165-169</text:p>
          </table:table-cell>
          <table:table-cell office:value-type="string">
            <text:p>CAP_10UF_0805_6R3V_10%_X5R</text:p>
          </table:table-cell>
          <table:table-cell office:value-type="string">
            <text:p>CAPC2012X140N</text:p>
          </table:table-cell>
          <table:table-cell table:number-columns-repeated="2"/>
          <table:table-cell office:value-type="string">
            <text:p>10UF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170-173</text:p>
          </table:table-cell>
          <table:table-cell office:value-type="string">
            <text:p>CAP_470PF_0402_25V_10%_X7R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470PF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C174-178</text:p>
          </table:table-cell>
          <table:table-cell office:value-type="string">
            <text:p>CAP_220PF_0402_25V_10%_X7R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220PF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C179-180,C209-210,C221</text:p>
          </table:table-cell>
          <table:table-cell office:value-type="string">
            <text:p>CAP_2R2UF_0805_25V_10%_X7R</text:p>
          </table:table-cell>
          <table:table-cell office:value-type="string">
            <text:p>CAPC2012X140N</text:p>
          </table:table-cell>
          <table:table-cell table:number-columns-repeated="2"/>
          <table:table-cell office:value-type="string">
            <text:p>2.2UF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C181-182</text:p>
          </table:table-cell>
          <table:table-cell office:value-type="string">
            <text:p>CAP_1UF_0805_16V_10%_X7R</text:p>
          </table:table-cell>
          <table:table-cell office:value-type="string">
            <text:p>CAPC2012X140N</text:p>
          </table:table-cell>
          <table:table-cell table:number-columns-repeated="2"/>
          <table:table-cell office:value-type="string">
            <text:p>1UF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C183-186,C430</text:p>
          </table:table-cell>
          <table:table-cell office:value-type="string">
            <text:p>CAP_4R7UF_0805_10V_10%_X5R</text:p>
          </table:table-cell>
          <table:table-cell office:value-type="string">
            <text:p>CAPC2012X140N</text:p>
          </table:table-cell>
          <table:table-cell table:number-columns-repeated="2"/>
          <table:table-cell office:value-type="string">
            <text:p>4.7UF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C206</text:p>
          </table:table-cell>
          <table:table-cell office:value-type="string">
            <text:p>CAPT_10UF_C6032_25V_20%_L0500</text:p>
          </table:table-cell>
          <table:table-cell office:value-type="string">
            <text:p>CAPMP6032X280N</text:p>
          </table:table-cell>
          <table:table-cell table:number-columns-repeated="2"/>
          <table:table-cell office:value-type="string">
            <text:p>10UF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217-220</text:p>
          </table:table-cell>
          <table:table-cell office:value-type="string">
            <text:p>CAP_18PF_0402_25V_10%_COG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18PF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C222-225,C305-308,C401-404,C571-572,C596-602,C610-613</text:p>
          </table:table-cell>
          <table:table-cell office:value-type="string">
            <text:p>CHIP_CAPACITOR</text:p>
          </table:table-cell>
          <table:table-cell office:value-type="string">
            <text:p>CAPC1005X55N</text:p>
          </table:table-cell>
          <table:table-cell/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string">
            <text:p>C226-232,C416-422,C424,C427-428,C536-542,C544-550,C552,C555-556,C558-570,C573-590,C604-609,C614-620</text:p>
          </table:table-cell>
          <table:table-cell office:value-type="string">
            <text:p>CHIP_CAPACITOR</text:p>
          </table:table-cell>
          <table:table-cell office:value-type="string">
            <text:p>CAPC1005X55N</text:p>
          </table:table-cell>
          <table:table-cell/>
          <table:table-cell office:value-type="string">
            <text:p>GRM155R71A104KAO1B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C233,C235-236,C621,C623-624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34,C622</text:p>
          </table:table-cell>
          <table:table-cell/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21BR61E475KA12K</text:p>
          </table:table-cell>
          <table:table-cell office:value-type="string">
            <text:p>4U7F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C237-246</text:p>
          </table:table-cell>
          <table:table-cell office:value-type="string">
            <text:p>CHIPCAP0402X0_5</text:p>
          </table:table-cell>
          <table:table-cell office:value-type="string">
            <text:p>CAPC1005X55N</text:p>
          </table:table-cell>
          <table:table-cell/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247-248,C346-347</text:p>
          </table:table-cell>
          <table:table-cell office:value-type="string">
            <text:p>CHIPCAP1210X2_7</text:p>
          </table:table-cell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C249-256</text:p>
          </table:table-cell>
          <table:table-cell office:value-type="string">
            <text:p>CHIPCAP0402X0_5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257-258</text:p>
          </table:table-cell>
          <table:table-cell office:value-type="string">
            <text:p>CHIPCAP0402X0_5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C259-284</text:p>
          </table:table-cell>
          <table:table-cell office:value-type="string">
            <text:p>CHIPCAP0402X0_5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285-286</text:p>
          </table:table-cell>
          <table:table-cell office:value-type="string">
            <text:p>CHIPCAP0805X1_3</text:p>
          </table:table-cell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C287-289</text:p>
          </table:table-cell>
          <table:table-cell office:value-type="string">
            <text:p>CAPMP7343X4_30</text:p>
          </table:table-cell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C290-292</text:p>
          </table:table-cell>
          <table:table-cell office:value-type="string">
            <text:p>CAPMP7343X4_30</text:p>
          </table:table-cell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108M2R5ASE005</text:p>
          </table:table-cell>
          <table:table-cell office:value-type="string">
            <text:p>1000UF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C293,C300-301</text:p>
          </table:table-cell>
          <table:table-cell office:value-type="string">
            <text:p>CHIPCAP0603X0_90</text:p>
          </table:table-cell>
          <table:table-cell office:value-type="string">
            <text:p>CAPC1608X90N</text:p>
          </table:table-cell>
          <table:table-cell office:value-type="string">
            <text:p>MURATA</text:p>
          </table:table-cell>
          <table:table-cell office:value-type="string">
            <text:p>GRM188R61E105KA12J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C294-295,C298-299,C302-303</text:p>
          </table:table-cell>
          <table:table-cell office:value-type="string">
            <text:p>CHIPCAP1210X2_20</text:p>
          </table:table-cell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C296-297,C304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15NF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C309-311,C313,C315,C317,C319,C321,C323-324,C328-329,C331-332,C385,C387-388,C391-393,C395,C397-398,C405-406,C410-412</text:p>
          </table:table-cell>
          <table:table-cell office:value-type="string">
            <text:p>CHIP_CAPACITOR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C312,C314,C316,C318,C320,C322,C325-327,C330,C386,C389-390,C394,C396,C399-400,C407-409</text:p>
          </table:table-cell>
          <table:table-cell office:value-type="string">
            <text:p>CHIP_CAPACITOR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A104KAO1B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C333-335,C413-415</text:p>
          </table:table-cell>
          <table:table-cell office:value-type="string">
            <text:p>GRM32ER61C226KE20</text:p>
          </table:table-cell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C336-345</text:p>
          </table:table-cell>
          <table:table-cell office:value-type="string">
            <text:p>CHIPCAP0402X0_55</text:p>
          </table:table-cell>
          <table:table-cell office:value-type="string">
            <text:p>CAPC1005X55N</text:p>
          </table:table-cell>
          <table:table-cell/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string">
            <text:p>C348-355</text:p>
          </table:table-cell>
          <table:table-cell office:value-type="string">
            <text:p>CHIPCAP0402X0_55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C356-357</text:p>
          </table:table-cell>
          <table:table-cell office:value-type="string">
            <text:p>CHIPCAP0402X0_55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C358-382</text:p>
          </table:table-cell>
          <table:table-cell office:value-type="string">
            <text:p>CHIPCAP0402X0_55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C383-384</text:p>
          </table:table-cell>
          <table:table-cell office:value-type="string">
            <text:p>CHIPCAP1210X1_3</text:p>
          </table:table-cell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C423,C425-426,C429</text:p>
          </table:table-cell>
          <table:table-cell office:value-type="string">
            <text:p>CHIP_CAPACITOR</text:p>
          </table:table-cell>
          <table:table-cell office:value-type="string">
            <text:p>CAPC2012X135N</text:p>
          </table:table-cell>
          <table:table-cell/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C487-490</text:p>
          </table:table-cell>
          <table:table-cell office:value-type="string">
            <text:p>CAP_1PF_0402_25V_10%_COG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1PF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491-510</text:p>
          </table:table-cell>
          <table:table-cell office:value-type="string">
            <text:p>CAP_8R2PF_0402_50V_10%_COG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8.2PF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C511</text:p>
          </table:table-cell>
          <table:table-cell office:value-type="string">
            <text:p>CAP_2R2NF_0402_25V_10%_X7R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2200PF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string">
            <text:p>C512-534</text:p>
          </table:table-cell>
          <table:table-cell office:value-type="string">
            <text:p>CAP_24PF_0402_25V_10%_COG</text:p>
          </table:table-cell>
          <table:table-cell office:value-type="string">
            <text:p>CAPC1005X55N</text:p>
          </table:table-cell>
          <table:table-cell table:number-columns-repeated="2"/>
          <table:table-cell office:value-type="string">
            <text:p>24PF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C5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2U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C551,C553-554,C557</text:p>
          </table:table-cell>
          <table:table-cell office:value-type="string">
            <text:p>CHIP_CAPACITOR</text:p>
          </table:table-cell>
          <table:table-cell office:value-type="string">
            <text:p>CAPC2012X125N</text:p>
          </table:table-cell>
          <table:table-cell/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string">
            <text:p>C591-595</text:p>
          </table:table-cell>
          <table:table-cell office:value-type="string">
            <text:p>CHIP_CAPACITOR</text:p>
          </table:table-cell>
          <table:table-cell office:value-type="string">
            <text:p>CAPC1005X50N</text:p>
          </table:table-cell>
          <table:table-cell/>
          <table:table-cell office:value-type="string">
            <text:p>GRM155R71A104KAO1B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C603</text:p>
          </table:table-cell>
          <table:table-cell office:value-type="string">
            <text:p>CHIP_CAPACITOR</text:p>
          </table:table-cell>
          <table:table-cell office:value-type="string">
            <text:p>CAPC1005X50N</text:p>
          </table:table-cell>
          <table:table-cell/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string">
            <text:p>CP1-56</text:p>
          </table:table-cell>
          <table:table-cell office:value-type="string">
            <text:p>CAPCAF50P125X200X100</text:p>
          </table:table-cell>
          <table:table-cell office:value-type="string">
            <text:p>CAPCAF50P125X200X100-8N</text:p>
          </table:table-cell>
          <table:table-cell office:value-type="string">
            <text:p>MURATA</text:p>
          </table:table-cell>
          <table:table-cell office:value-type="string">
            <text:p>GNM214B11C104MA01B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CR1-4</text:p>
          </table:table-cell>
          <table:table-cell office:value-type="string">
            <text:p>DIODE_LED_0805_GRN</text:p>
          </table:table-cell>
          <table:table-cell office:value-type="string">
            <text:p>LEDC2012X120N</text:p>
          </table:table-cell>
          <table:table-cell table:number-columns-repeated="2"/>
          <table:table-cell office:value-type="string">
            <text:p>GR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CR5-6</text:p>
          </table:table-cell>
          <table:table-cell office:value-type="string">
            <text:p>DIODE_LED_0805_RED</text:p>
          </table:table-cell>
          <table:table-cell office:value-type="string">
            <text:p>LEDC2012X120N</text:p>
          </table:table-cell>
          <table:table-cell table:number-columns-repeated="2"/>
          <table:table-cell office:value-type="string">
            <text:p>RED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DIODE_SIG_SOT23_150MA_BAV70</text:p>
          </table:table-cell>
          <table:table-cell office:value-type="string">
            <text:p>SOT95P248X115-3N</text:p>
          </table:table-cell>
          <table:table-cell table:number-columns-repeated="2"/>
          <table:table-cell office:value-type="string">
            <text:p>BAV7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D2-3,D7-8</text:p>
          </table:table-cell>
          <table:table-cell office:value-type="string">
            <text:p>LED1206X1_1</text:p>
          </table:table-cell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OPTICAL MODULE FAULT - RED LE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D4,D10</text:p>
          </table:table-cell>
          <table:table-cell office:value-type="string">
            <text:p>LED1206X1_1</text:p>
          </table:table-cell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DUPLEX LED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D5,D11</text:p>
          </table:table-cell>
          <table:table-cell office:value-type="string">
            <text:p>LED1206X1_1</text:p>
          </table:table-cell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 LED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string">
            <text:p>D6,D9</text:p>
          </table:table-cell>
          <table:table-cell office:value-type="string">
            <text:p>LED1206X1_1</text:p>
          </table:table-cell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0 LED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USE_100MA_1210_SMT</text:p>
          </table:table-cell>
          <table:table-cell office:value-type="string">
            <text:p>FU_1210</text:p>
          </table:table-cell>
          <table:table-cell table:number-columns-repeated="2"/>
          <table:table-cell office:value-type="string">
            <text:p>100MA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FB1-51</text:p>
          </table:table-cell>
          <table:table-cell office:value-type="string">
            <text:p>FERRITE_BEAD0603X0_95</text:p>
          </table:table-cell>
          <table:table-cell office:value-type="string">
            <text:p>INDC1608X95N</text:p>
          </table:table-cell>
          <table:table-cell office:value-type="string">
            <text:p>TDK</text:p>
          </table:table-cell>
          <table:table-cell office:value-type="string">
            <text:p>MPZ1608S221A</text:p>
          </table:table-cell>
          <table:table-cell office:value-type="string">
            <text:p>220@100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FH1</text:p>
          </table:table-cell>
          <table:table-cell office:value-type="string">
            <text:p>FUSE_8A_SMT_HOLDER</text:p>
          </table:table-cell>
          <table:table-cell office:value-type="string">
            <text:p>154_SERIES</text:p>
          </table:table-cell>
          <table:table-cell table:number-columns-repeated="2"/>
          <table:table-cell office:value-type="string">
            <text:p>8A HOLDER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FH2,FH5</text:p>
          </table:table-cell>
          <table:table-cell office:value-type="string">
            <text:p>FUSE_5A_SMT_HOLDER</text:p>
          </table:table-cell>
          <table:table-cell office:value-type="string">
            <text:p>154_SERIES</text:p>
          </table:table-cell>
          <table:table-cell table:number-columns-repeated="2"/>
          <table:table-cell office:value-type="string">
            <text:p>5A HOLDER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FH3-4</text:p>
          </table:table-cell>
          <table:table-cell office:value-type="string">
            <text:p>FUSE_10A_SMT_HOLDER</text:p>
          </table:table-cell>
          <table:table-cell office:value-type="string">
            <text:p>154_SERIES</text:p>
          </table:table-cell>
          <table:table-cell table:number-columns-repeated="2"/>
          <table:table-cell office:value-type="string">
            <text:p>10A HOLDER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CON_MICTOR_2X19_F_VT_0R25_SMT</text:p>
          </table:table-cell>
          <table:table-cell office:value-type="string">
            <text:p>767054-1</text:p>
          </table:table-cell>
          <table:table-cell table:number-columns-repeated="2"/>
          <table:table-cell office:value-type="string">
            <text:p>.25IN F SM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J2-3</text:p>
          </table:table-cell>
          <table:table-cell office:value-type="string">
            <text:p>CON_RJ45_1X8_F_RA_TH_2LEDGY</text:p>
          </table:table-cell>
          <table:table-cell office:value-type="string">
            <text:p>RJ45_8POS</text:p>
          </table:table-cell>
          <table:table-cell office:value-type="string">
            <text:p>HALO</text:p>
          </table:table-cell>
          <table:table-cell office:value-type="string">
            <text:p>HFJ11-1G02E-L1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14-PIN_JTAG</text:p>
          </table:table-cell>
          <table:table-cell office:value-type="string">
            <text:p>CON7X2_87832_P2_H11_SMD</text:p>
          </table:table-cell>
          <table:table-cell office:value-type="string">
            <text:p>MOLEX</text:p>
          </table:table-cell>
          <table:table-cell office:value-type="string">
            <text:p>87832-142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J5</text:p>
          </table:table-cell>
          <table:table-cell office:value-type="string">
            <text:p>DDR2_240DIMM</text:p>
          </table:table-cell>
          <table:table-cell office:value-type="string">
            <text:p>MOLEX879160001</text:p>
          </table:table-cell>
          <table:table-cell office:value-type="string">
            <text:p>MOLEX</text:p>
          </table:table-cell>
          <table:table-cell office:value-type="string">
            <text:p>87916000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string">
            <text:p>JP1,JP5-18,JP24-37,JP40</text:p>
          </table:table-cell>
          <table:table-cell office:value-type="string">
            <text:p>JUMPER3</text:p>
          </table:table-cell>
          <table:table-cell office:value-type="string">
            <text:p>RESC3P1505X40N</text:p>
          </table:table-cell>
          <table:table-cell office:value-type="string">
            <text:p>N/A</text:p>
          </table:table-cell>
          <table:table-cell office:value-type="string">
            <text:p>JP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string">
            <text:p>JP2-4,JP21-23,JP38-39</text:p>
          </table:table-cell>
          <table:table-cell office:value-type="string">
            <text:p>JUMPER0805</text:p>
          </table:table-cell>
          <table:table-cell office:value-type="string">
            <text:p>RESC2012X60N</text:p>
          </table:table-cell>
          <table:table-cell office:value-type="string">
            <text:p>N/A</text:p>
          </table:table-cell>
          <table:table-cell office:value-type="string">
            <text:p>JP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JP19-20</text:p>
          </table:table-cell>
          <table:table-cell office:value-type="string">
            <text:p>JUMPER</text:p>
          </table:table-cell>
          <table:table-cell office:value-type="string">
            <text:p>TSM_2X1_SV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L1-6</text:p>
          </table:table-cell>
          <table:table-cell office:value-type="string">
            <text:p>IND_BEAD_0603_180OHM_1R5A_25%</text:p>
          </table:table-cell>
          <table:table-cell office:value-type="string">
            <text:p>INDC1608X95N</text:p>
          </table:table-cell>
          <table:table-cell table:number-columns-repeated="2"/>
          <table:table-cell office:value-type="string">
            <text:p>180OHM 1.5A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string">
            <text:p>L7-8</text:p>
          </table:table-cell>
          <table:table-cell office:value-type="string">
            <text:p>IND_1R5UH_7MMX7MM_9A_SMT</text:p>
          </table:table-cell>
          <table:table-cell office:value-type="string">
            <text:p>FDV0630_IHLP</text:p>
          </table:table-cell>
          <table:table-cell table:number-columns-repeated="2"/>
          <table:table-cell office:value-type="string">
            <text:p>1.5UH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L9-13</text:p>
          </table:table-cell>
          <table:table-cell office:value-type="string">
            <text:p>IND_BEAD_0805_600OHM_200MA</text:p>
          </table:table-cell>
          <table:table-cell office:value-type="string">
            <text:p>INDC2012X130N</text:p>
          </table:table-cell>
          <table:table-cell table:number-columns-repeated="2"/>
          <table:table-cell office:value-type="string">
            <text:p>600OHM 200M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office:value-type="string">
            <text:p>CON_PCI_F_VT_3R3V_KEY_32BIT</text:p>
          </table:table-cell>
          <table:table-cell office:value-type="string">
            <text:p>145154-4</text:p>
          </table:table-cell>
          <table:table-cell table:number-columns-repeated="2"/>
          <table:table-cell office:value-type="string">
            <text:p>32-BIT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P2-4,P14-15</text:p>
          </table:table-cell>
          <table:table-cell office:value-type="string">
            <text:p>CON_HDR_1X2_M_VT_0R1_SMT</text:p>
          </table:table-cell>
          <table:table-cell office:value-type="string">
            <text:p>TSM_2X1_SV</text:p>
          </table:table-cell>
          <table:table-cell table:number-columns-repeated="2"/>
          <table:table-cell office:value-type="string">
            <text:p>0.1IN M SMT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P5</text:p>
          </table:table-cell>
          <table:table-cell office:value-type="string">
            <text:p>CON_HDR_2X2_M_VT_0R1_SMT</text:p>
          </table:table-cell>
          <table:table-cell office:value-type="string">
            <text:p>TSM_2X2_DV</text:p>
          </table:table-cell>
          <table:table-cell table:number-columns-repeated="2"/>
          <table:table-cell office:value-type="string">
            <text:p>.1IN M SMT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P6</text:p>
          </table:table-cell>
          <table:table-cell office:value-type="string">
            <text:p>CON_HDR_2X8_M_VT_0R1_SMT</text:p>
          </table:table-cell>
          <table:table-cell office:value-type="string">
            <text:p>TSM_8X2_DV</text:p>
          </table:table-cell>
          <table:table-cell table:number-columns-repeated="2"/>
          <table:table-cell office:value-type="string">
            <text:p>.1IN M SM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P7</text:p>
          </table:table-cell>
          <table:table-cell office:value-type="string">
            <text:p>QUAD_CX4_CONNECTOR</text:p>
          </table:table-cell>
          <table:table-cell office:value-type="string">
            <text:p>FUJITSU_FCN_268F036_G_3DB</text:p>
          </table:table-cell>
          <table:table-cell office:value-type="string">
            <text:p>FUJITSU</text:p>
          </table:table-cell>
          <table:table-cell office:value-type="string">
            <text:p>FCN-268F036-G/3DB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string">
            <text:p>P8,P10</text:p>
          </table:table-cell>
          <table:table-cell office:value-type="string">
            <text:p>ZDOK40</text:p>
          </table:table-cell>
          <table:table-cell office:value-type="string">
            <text:p>TYCO6367550</text:p>
          </table:table-cell>
          <table:table-cell office:value-type="string">
            <text:p>TYCO ELECTRONICS</text:p>
          </table:table-cell>
          <table:table-cell office:value-type="string">
            <text:p>6367550-5</text:p>
          </table:table-cell>
          <table:table-cell office:value-type="string">
            <text:p>ZDOK4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P9</text:p>
          </table:table-cell>
          <table:table-cell office:value-type="string">
            <text:p>CON_USBB_1X4_F_RA_TH</text:p>
          </table:table-cell>
          <table:table-cell office:value-type="string">
            <text:p>787780_TH</text:p>
          </table:table-cell>
          <table:table-cell table:number-columns-repeated="2"/>
          <table:table-cell office:value-type="string">
            <text:p>F TH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P11</text:p>
          </table:table-cell>
          <table:table-cell office:value-type="string">
            <text:p>QSH040</text:p>
          </table:table-cell>
          <table:table-cell office:value-type="string">
            <text:p>QSH-040-01-X-D-DP-A</text:p>
          </table:table-cell>
          <table:table-cell/>
          <table:table-cell office:value-type="string">
            <text:p>QSH-040-01-L-D-DP-A-K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P12-13</text:p>
          </table:table-cell>
          <table:table-cell office:value-type="string">
            <text:p>CON_DSUB_9_M_RA_TH</text:p>
          </table:table-cell>
          <table:table-cell office:value-type="string">
            <text:p>87203-6043</text:p>
          </table:table-cell>
          <table:table-cell table:number-columns-repeated="2"/>
          <table:table-cell office:value-type="string">
            <text:p>9P DSUB MAL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P16-17</text:p>
          </table:table-cell>
          <table:table-cell office:value-type="string">
            <text:p>CON_HDR_1X5_M_VT_0R1_SMT</text:p>
          </table:table-cell>
          <table:table-cell office:value-type="string">
            <text:p>TSM_5X1_SV</text:p>
          </table:table-cell>
          <table:table-cell table:number-columns-repeated="2"/>
          <table:table-cell office:value-type="string">
            <text:p>0.1IN M SMT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PTC1</text:p>
          </table:table-cell>
          <table:table-cell office:value-type="string">
            <text:p>FUSE_500MA_1206_SMT_PTC</text:p>
          </table:table-cell>
          <table:table-cell office:value-type="string">
            <text:p>FU_1206L</text:p>
          </table:table-cell>
          <table:table-cell table:number-columns-repeated="2"/>
          <table:table-cell office:value-type="string">
            <text:p>500MA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PWR-1</text:p>
          </table:table-cell>
          <table:table-cell office:value-type="string">
            <text:p>CON_PWR_4PIN_M_RA_SMT</text:p>
          </table:table-cell>
          <table:table-cell office:value-type="string">
            <text:p>PJ-002AH-SMT</text:p>
          </table:table-cell>
          <table:table-cell table:number-columns-repeated="2"/>
          <table:table-cell office:value-type="string">
            <text:p>PJ-002AH-SMT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PWR-2</text:p>
          </table:table-cell>
          <table:table-cell office:value-type="string">
            <text:p>CON_TERM_1X2_F_R_14AWG_15A_TH</text:p>
          </table:table-cell>
          <table:table-cell office:value-type="string">
            <text:p>1935161_T</text:p>
          </table:table-cell>
          <table:table-cell table:number-columns-repeated="2"/>
          <table:table-cell office:value-type="string">
            <text:p>TERM BLOCK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string">
            <text:p>Q1-2</text:p>
          </table:table-cell>
          <table:table-cell office:value-type="string">
            <text:p>XSTR_PWR_PNFET_PPKSO8_SI7540DP</text:p>
          </table:table-cell>
          <table:table-cell office:value-type="string">
            <text:p>PPAK_SO-8</text:p>
          </table:table-cell>
          <table:table-cell table:number-columns-repeated="2"/>
          <table:table-cell office:value-type="string">
            <text:p>SI7540DP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string">
            <text:p>R1-27,R403-405</text:p>
          </table:table-cell>
          <table:table-cell office:value-type="string">
            <text:p>RES_4R99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4.99K, 1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RES_75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string">
            <text:p>R29-30,R46,R368-369,R401-402</text:p>
          </table:table-cell>
          <table:table-cell office:value-type="string">
            <text:p>RES_15K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15K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RES_10_0805_5%</text:p>
          </table:table-cell>
          <table:table-cell office:value-type="string">
            <text:p>R_0805_IPC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string">
            <text:p>R32-33,R41</text:p>
          </table:table-cell>
          <table:table-cell office:value-type="string">
            <text:p>RES_33R2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33.2K, 1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R34-36,R44-45</text:p>
          </table:table-cell>
          <table:table-cell office:value-type="string">
            <text:p>RES_22R1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22.1K, 1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R37</text:p>
          </table:table-cell>
          <table:table-cell office:value-type="string">
            <text:p>RES_44R2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44.2K, 1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string">
            <text:p>R38,R282-287</text:p>
          </table:table-cell>
          <table:table-cell office:value-type="string">
            <text:p>RES_120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120, 1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R39</text:p>
          </table:table-cell>
          <table:table-cell office:value-type="string">
            <text:p>RES_1R96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1.96K, 1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R40</text:p>
          </table:table-cell>
          <table:table-cell office:value-type="string">
            <text:p>RES_3R16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3.16K, 1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R42</text:p>
          </table:table-cell>
          <table:table-cell office:value-type="string">
            <text:p>RES_1R33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1.33K, 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R43</text:p>
          </table:table-cell>
          <table:table-cell office:value-type="string">
            <text:p>RES_110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110K, 1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string">
            <text:p>R47-59</text:p>
          </table:table-cell>
          <table:table-cell office:value-type="string">
            <text:p>RES_0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R60-71</text:p>
          </table:table-cell>
          <table:table-cell office:value-type="string">
            <text:p>RES_33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string">
            <text:p>R72-76,R258,R371-377,R406-407</text:p>
          </table:table-cell>
          <table:table-cell office:value-type="string">
            <text:p>RES_10K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10K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R77-79,R408-410</text:p>
          </table:table-cell>
          <table:table-cell office:value-type="string">
            <text:p>RES_1K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1K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string">
            <text:p>R80-88,R411-433</text:p>
          </table:table-cell>
          <table:table-cell office:value-type="string">
            <text:p>RES_3R3K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3.3K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string">
            <text:p>R89,R380-385</text:p>
          </table:table-cell>
          <table:table-cell office:value-type="string">
            <text:p>RES_180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string">
            <text:p>R90,R396</text:p>
          </table:table-cell>
          <table:table-cell office:value-type="string">
            <text:p>0402WGF0271TIE</text:p>
          </table:table-cell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71TIE</text:p>
          </table:table-cell>
          <table:table-cell table:style-name="ce1" office:value-type="currency" office:currency="ZAR" office:value="270">
            <text:p>R 270.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string">
            <text:p>R91-92,R140-147,R188-195,R390-391,R397-398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table:style-name="ce1" office:value-type="currency" office:currency="ZAR" office:value="49.9">
            <text:p>R 49.9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string">
            <text:p>R93-94,R399-400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04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R95-98</text:p>
          </table:table-cell>
          <table:table-cell office:value-type="string">
            <text:p>RES0402X0_35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3K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string">
            <text:p>R99-100</text:p>
          </table:table-cell>
          <table:table-cell office:value-type="string">
            <text:p>RES0402X0_35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6K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R101</text:p>
          </table:table-cell>
          <table:table-cell office:value-type="string">
            <text:p>RES0402X0_35</text:p>
          </table:table-cell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table:style-name="ce1" office:value-type="currency" office:currency="ZAR" office:value="49.9">
            <text:p>R 49.9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R102,R105</text:p>
          </table:table-cell>
          <table:table-cell office:value-type="string">
            <text:p>RES0402X0_35</text:p>
          </table:table-cell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table:style-name="ce1" office:value-type="currency" office:currency="ZAR" office:value="150">
            <text:p>R 150.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R103-104,R106</text:p>
          </table:table-cell>
          <table:table-cell office:value-type="string">
            <text:p>RES0402X0_35</text:p>
          </table:table-cell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string">
            <text:p>R107-108</text:p>
          </table:table-cell>
          <table:table-cell office:value-type="string">
            <text:p>CR0402-FX-5101GLF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5101GLF</text:p>
          </table:table-cell>
          <table:table-cell office:value-type="string">
            <text:p>5K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R109-110</text:p>
          </table:table-cell>
          <table:table-cell office:value-type="string">
            <text:p>CR0402-FX-1002GLF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string">
            <text:p>R111,R116-117</text:p>
          </table:table-cell>
          <table:table-cell office:value-type="string">
            <text:p>RES0402X0_40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3GLF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string">
            <text:p>R112,R115,R118</text:p>
          </table:table-cell>
          <table:table-cell office:value-type="string">
            <text:p>RES0402X0_40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601GLF</text:p>
          </table:table-cell>
          <table:table-cell office:value-type="string">
            <text:p>3K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string">
            <text:p>R113-114,R119</text:p>
          </table:table-cell>
          <table:table-cell office:value-type="string">
            <text:p>RES0402X0_40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801GLF</text:p>
          </table:table-cell>
          <table:table-cell office:value-type="string">
            <text:p>1K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5">
            <text:p>25</text:p>
          </table:table-cell>
          <table:table-cell office:value-type="string">
            <text:p>R120-121,R123,R125-128,R158-163,R179-180,R210-219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0T1E</text:p>
          </table:table-cell>
          <table:table-cell table:style-name="ce1" office:value-type="currency" office:currency="ZAR" office:value="22">
            <text:p>R 22.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R122,R199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472T1E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R124,R220</text:p>
          </table:table-cell>
          <table:table-cell/>
          <table:table-cell office:value-type="string">
            <text:p>RESC1005X40N</text:p>
          </table:table-cell>
          <table:table-cell table:number-columns-repeated="2"/>
          <table:table-cell office:value-type="string">
            <text:p>4.7K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string">
            <text:p>R129,R131,R133,R135,R138,R150-152,R154-157,R182,R186,R198,R200-206,R208-209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2T1E</text:p>
          </table:table-cell>
          <table:table-cell office:value-type="string">
            <text:p>2K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string">
            <text:p>R130,R132,R134,R136-137,R181,R183-185,R207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31T1E</text:p>
          </table:table-cell>
          <table:table-cell table:style-name="ce1" office:value-type="currency" office:currency="ZAR" office:value="330">
            <text:p>R 330.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string">
            <text:p>R139,R187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9761T1E</text:p>
          </table:table-cell>
          <table:table-cell office:value-type="string">
            <text:p>9K7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R148,R197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0T1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string">
            <text:p>R149,R196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80T1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R153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2T1E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string">
            <text:p>R164-167</text:p>
          </table:table-cell>
          <table:table-cell office:value-type="string">
            <text:p>RES0402X0_55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3K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string">
            <text:p>R168-169</text:p>
          </table:table-cell>
          <table:table-cell office:value-type="string">
            <text:p>RES0402X0_55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6K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string">
            <text:p>R170,R173</text:p>
          </table:table-cell>
          <table:table-cell office:value-type="string">
            <text:p>RES0402X0_55</text:p>
          </table:table-cell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table:style-name="ce1" office:value-type="currency" office:currency="ZAR" office:value="150">
            <text:p>R 150.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R171-172,R174</text:p>
          </table:table-cell>
          <table:table-cell office:value-type="string">
            <text:p>RES0402X0_55</text:p>
          </table:table-cell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string">
            <text:p>R175-176</text:p>
          </table:table-cell>
          <table:table-cell office:value-type="string">
            <text:p>RES0402X0_55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5101GLF</text:p>
          </table:table-cell>
          <table:table-cell office:value-type="string">
            <text:p>5K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string">
            <text:p>R177-178</text:p>
          </table:table-cell>
          <table:table-cell office:value-type="string">
            <text:p>RES0402X0_55</text:p>
          </table:table-cell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string">
            <text:p>R221-224,R386-389,R392-39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1T1E</text:p>
          </table:table-cell>
          <table:table-cell table:style-name="ce1" office:value-type="currency" office:currency="ZAR" office:value="100">
            <text:p>R 100.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string">
            <text:p>R225-234</text:p>
          </table:table-cell>
          <table:table-cell office:value-type="string">
            <text:p>RES_2R7K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2.7K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office:value-type="string">
            <text:p>R235-257</text:p>
          </table:table-cell>
          <table:table-cell office:value-type="string">
            <text:p>RES_3R3_0402_5%</text:p>
          </table:table-cell>
          <table:table-cell office:value-type="string">
            <text:p>RESC1005X40N</text:p>
          </table:table-cell>
          <table:table-cell/>
          <table:table-cell office:value-type="string">
            <text:p>0402WGF033JT1E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3">
            <text:p>23</text:p>
          </table:table-cell>
          <table:table-cell office:value-type="string">
            <text:p>R259-281</text:p>
          </table:table-cell>
          <table:table-cell office:value-type="string">
            <text:p>RES_47_0402_5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  <table:table-cell office:value-type="string">
            <text:p>R288-291,R293,R295-299,R301-305,R307-312,R314,R316-321,R323-327,R329-334,R336-340,R342-347,R349,R352-357,R359,R361-366</text:p>
          </table:table-cell>
          <table:table-cell office:value-type="string">
            <text:p>RES_22_0402_5%</text:p>
          </table:table-cell>
          <table:table-cell office:value-type="string">
            <text:p>RESC1005X40N</text:p>
          </table:table-cell>
          <table:table-cell/>
          <table:table-cell office:value-type="string">
            <text:p>0402WGF0220T1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">
            <text:p>16</text:p>
          </table:table-cell>
          <table:table-cell office:value-type="string">
            <text:p>R292,R294,R300,R306,R313,R315,R322,R328,R335,R341,R348,R350-351,R358,R360,R367</text:p>
          </table:table-cell>
          <table:table-cell office:value-type="string">
            <text:p>RES_22_0402_5%</text:p>
          </table:table-cell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0T1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R370</text:p>
          </table:table-cell>
          <table:table-cell office:value-type="string">
            <text:p>RES_3R40K_0402_1%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3.40K, 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string">
            <text:p>R378-379</text:p>
          </table:table-cell>
          <table:table-cell/>
          <table:table-cell office:value-type="string">
            <text:p>RESC1005X40N</text:p>
          </table:table-cell>
          <table:table-cell office:value-type="string">
            <text:p>PHILIPS</text:p>
          </table:table-cell>
          <table:table-cell office:value-type="string">
            <text:p>2322 705 70102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string">
            <text:p>RO1-3</text:p>
          </table:table-cell>
          <table:table-cell office:value-type="string">
            <text:p>RES_0_0603_5%_OPT</text:p>
          </table:table-cell>
          <table:table-cell office:value-type="string">
            <text:p>RESC1608X50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string">
            <text:p>RO4,RO12-13,RO18</text:p>
          </table:table-cell>
          <table:table-cell office:value-type="string">
            <text:p>RES_0_0402_5%_OPT</text:p>
          </table:table-cell>
          <table:table-cell office:value-type="string">
            <text:p>RESC1005X40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RO5-6</text:p>
          </table:table-cell>
          <table:table-cell office:value-type="string">
            <text:p>RES_0_1206_5%_OPT</text:p>
          </table:table-cell>
          <table:table-cell office:value-type="string">
            <text:p>RESC3216X65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string">
            <text:p>RO7-11</text:p>
          </table:table-cell>
          <table:table-cell office:value-type="string">
            <text:p>RES_1K_0402_5%_OPT</text:p>
          </table:table-cell>
          <table:table-cell office:value-type="string">
            <text:p>RESC1005X40N</text:p>
          </table:table-cell>
          <table:table-cell table:number-columns-repeated="2"/>
          <table:table-cell office:value-type="string">
            <text:p>1K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RO14</text:p>
          </table:table-cell>
          <table:table-cell office:value-type="string">
            <text:p>RES_0_0402_5%_OPT3P</text:p>
          </table:table-cell>
          <table:table-cell office:value-type="string">
            <text:p>RESC3P1505X40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string">
            <text:p>RO15-17</text:p>
          </table:table-cell>
          <table:table-cell office:value-type="string">
            <text:p>RES_10K_0402_5%_OPT3P</text:p>
          </table:table-cell>
          <table:table-cell office:value-type="string">
            <text:p>RESC3P1505X40N</text:p>
          </table:table-cell>
          <table:table-cell table:number-columns-repeated="2"/>
          <table:table-cell office:value-type="string">
            <text:p>10K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4">
            <text:p>24</text:p>
          </table:table-cell>
          <table:table-cell office:value-type="string">
            <text:p>RP1-12,RP31-42</text:p>
          </table:table-cell>
          <table:table-cell office:value-type="string">
            <text:p>RESPACK51X4</text:p>
          </table:table-cell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T</text:p>
          </table:table-cell>
          <table:table-cell table:style-name="ce1" office:value-type="currency" office:currency="ZAR" office:value="51">
            <text:p>R 51.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">
            <text:p>16</text:p>
          </table:table-cell>
          <table:table-cell office:value-type="string">
            <text:p>RP13,RP16-30</text:p>
          </table:table-cell>
          <table:table-cell office:value-type="string">
            <text:p>RESPACK4</text:p>
          </table:table-cell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B1E</text:p>
          </table:table-cell>
          <table:table-cell table:style-name="ce1" office:value-type="currency" office:currency="ZAR" office:value="49.9">
            <text:p>R 49.9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SP1</text:p>
          </table:table-cell>
          <table:table-cell office:value-type="string">
            <text:p>SUP_ESD_SOT23_1KV</text:p>
          </table:table-cell>
          <table:table-cell office:value-type="string">
            <text:p>SOT23_3T</text:p>
          </table:table-cell>
          <table:table-cell table:number-columns-repeated="2"/>
          <table:table-cell office:value-type="string">
            <text:p>PGB102ST23WR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SWITCH_PUSH_SPST_RA_SMT4</text:p>
          </table:table-cell>
          <table:table-cell office:value-type="string">
            <text:p>ITT_KT11B2SAM_T</text:p>
          </table:table-cell>
          <table:table-cell table:number-columns-repeated="2"/>
          <table:table-cell office:value-type="string">
            <text:p>SPST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string">
            <text:p>SW2-3</text:p>
          </table:table-cell>
          <table:table-cell office:value-type="string">
            <text:p>SWITCH_DIP_4POLE_0R1_SMT8</text:p>
          </table:table-cell>
          <table:table-cell office:value-type="string">
            <text:p>90HB_SERIES</text:p>
          </table:table-cell>
          <table:table-cell table:number-columns-repeated="2"/>
          <table:table-cell office:value-type="string">
            <text:p>4POL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TP1</text:p>
          </table:table-cell>
          <table:table-cell office:value-type="string">
            <text:p>PAD_1MM_SMT</text:p>
          </table:table-cell>
          <table:table-cell office:value-type="string">
            <text:p>TP_SMT_1MM</text:p>
          </table:table-cell>
          <table:table-cell table:number-columns-repeated="2"/>
          <table:table-cell office:value-type="string">
            <text:p>TEST POINT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IC_CPU_TE-PBGA680_440EPX-GRX</text:p>
          </table:table-cell>
          <table:table-cell office:value-type="string">
            <text:p>BGA680C100P34X34_3500X3500X265</text:p>
          </table:table-cell>
          <table:table-cell/>
          <table:table-cell office:value-type="string">
            <text:p>PPC440EPX-NTA533T</text:p>
          </table:table-cell>
          <table:table-cell office:value-type="string">
            <text:p>440EPX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REG_SW_QFN24_LTC3736</text:p>
          </table:table-cell>
          <table:table-cell office:value-type="string">
            <text:p>QFN_24_UF</text:p>
          </table:table-cell>
          <table:table-cell table:number-columns-repeated="2"/>
          <table:table-cell office:value-type="string">
            <text:p>LTC3736EUF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REG_LIN_MSOP10_TPS51100_DDRTERM</text:p>
          </table:table-cell>
          <table:table-cell office:value-type="string">
            <text:p>SOPT50X490-11T</text:p>
          </table:table-cell>
          <table:table-cell table:number-columns-repeated="2"/>
          <table:table-cell office:value-type="string">
            <text:p>TPS511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REG_MOD_5PIN_POLA_-3R3V+_6W</text:p>
          </table:table-cell>
          <table:table-cell office:value-type="string">
            <text:p>PTN04050A</text:p>
          </table:table-cell>
          <table:table-cell table:number-columns-repeated="2"/>
          <table:table-cell office:value-type="string">
            <text:p>PTN04050AAZ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string">
            <text:p>U5-6</text:p>
          </table:table-cell>
          <table:table-cell office:value-type="string">
            <text:p>REG_LIN_DFN8_MCP1726_ADJ</text:p>
          </table:table-cell>
          <table:table-cell office:value-type="string">
            <text:p>DFN_PACK_8</text:p>
          </table:table-cell>
          <table:table-cell table:number-columns-repeated="2"/>
          <table:table-cell office:value-type="string">
            <text:p>MCP172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REG_MOD_4PIN_POLA_5V+_12W</text:p>
          </table:table-cell>
          <table:table-cell office:value-type="string">
            <text:p>PTN04050C</text:p>
          </table:table-cell>
          <table:table-cell table:number-columns-repeated="2"/>
          <table:table-cell office:value-type="string">
            <text:p>PTN04050CAZ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string">
            <text:p>U8</text:p>
          </table:table-cell>
          <table:table-cell office:value-type="string">
            <text:p>REG_MOD_10PIN_SIP_0R75V+_16A</text:p>
          </table:table-cell>
          <table:table-cell office:value-type="string">
            <text:p>AXH016A0X3</text:p>
          </table:table-cell>
          <table:table-cell table:number-columns-repeated="2"/>
          <table:table-cell office:value-type="string">
            <text:p>AXH016A0X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string">
            <text:p>U9</text:p>
          </table:table-cell>
          <table:table-cell office:value-type="string">
            <text:p>IC_CLKGEN_SOIC8_0211P21</text:p>
          </table:table-cell>
          <table:table-cell office:value-type="string">
            <text:p>SOIC127P600-8L</text:p>
          </table:table-cell>
          <table:table-cell table:number-columns-repeated="2"/>
          <table:table-cell office:value-type="string">
            <text:p>CY22381FX_021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U10</text:p>
          </table:table-cell>
          <table:table-cell office:value-type="string">
            <text:p>IC_RSTVM_SOT235_2774_THR2R93V</text:p>
          </table:table-cell>
          <table:table-cell office:value-type="string">
            <text:p>SOT_23_5</text:p>
          </table:table-cell>
          <table:table-cell table:number-columns-repeated="2"/>
          <table:table-cell office:value-type="string">
            <text:p>MIC2774N-2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U11</text:p>
          </table:table-cell>
          <table:table-cell office:value-type="string">
            <text:p>IC_CLKGEN_TSSOP16_0211P10</text:p>
          </table:table-cell>
          <table:table-cell office:value-type="string">
            <text:p>SOP63X600-16</text:p>
          </table:table-cell>
          <table:table-cell table:number-columns-repeated="2"/>
          <table:table-cell office:value-type="string">
            <text:p>CY2292FZX_021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string">
            <text:p>U12</text:p>
          </table:table-cell>
          <table:table-cell office:value-type="string">
            <text:p>5VSX95T</text:p>
          </table:table-cell>
          <table:table-cell office:value-type="string">
            <text:p>BGA1136C100P34X34_3500X3500X340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string">
            <text:p>U13,U39</text:p>
          </table:table-cell>
          <table:table-cell office:value-type="string">
            <text:p>TPS51100DGQ</text:p>
          </table:table-cell>
          <table:table-cell office:value-type="string">
            <text:p>SOP50P490X110-11N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51100DGQ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string">
            <text:p>U14,U40</text:p>
          </table:table-cell>
          <table:table-cell office:value-type="string">
            <text:p>QDRIIP_X18_SA21_0</text:p>
          </table:table-cell>
          <table:table-cell office:value-type="string">
            <text:p>BGA165C100P11X15_1500X1700X140</text:p>
          </table:table-cell>
          <table:table-cell/>
          <table:table-cell office:value-type="string">
            <text:p>QDR2P_2_4_8MX18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string">
            <text:p>U15-16,U25-26</text:p>
          </table:table-cell>
          <table:table-cell office:value-type="string">
            <text:p>TPS2031</text:p>
          </table:table-cell>
          <table:table-cell office:value-type="string">
            <text:p>SOIC127P600X175-8N</text:p>
          </table:table-cell>
          <table:table-cell office:value-type="string">
            <text:p>TI</text:p>
          </table:table-cell>
          <table:table-cell office:value-type="string">
            <text:p>TPS2031D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string">
            <text:p>U17,U27</text:p>
          </table:table-cell>
          <table:table-cell office:value-type="string">
            <text:p>MAX9032AKA</text:p>
          </table:table-cell>
          <table:table-cell office:value-type="string">
            <text:p>SOT80P330X140-8N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string">
            <text:p>U18,U28</text:p>
          </table:table-cell>
          <table:table-cell office:value-type="string">
            <text:p>MAX9032AKA</text:p>
          </table:table-cell>
          <table:table-cell office:value-type="string">
            <text:p>SOT80P330X140-8M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string">
            <text:p>U19-20,U29-30</text:p>
          </table:table-cell>
          <table:table-cell office:value-type="string">
            <text:p>SN74AHC1G08DCKR</text:p>
          </table:table-cell>
          <table:table-cell office:value-type="string">
            <text:p>SOT95P280X145-5N</text:p>
          </table:table-cell>
          <table:table-cell office:value-type="string">
            <text:p>TI</text:p>
          </table:table-cell>
          <table:table-cell office:value-type="string">
            <text:p>SN74AHC1G08DCKR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string">
            <text:p>U21-23</text:p>
          </table:table-cell>
          <table:table-cell office:value-type="string">
            <text:p>TPS74X</text:p>
          </table:table-cell>
          <table:table-cell office:value-type="string">
            <text:p>QFN65P500X500X100-21AL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74401RGWT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string">
            <text:p>U24,U31</text:p>
          </table:table-cell>
          <table:table-cell office:value-type="string">
            <text:p>NATSEMI_DP83865DVH</text:p>
          </table:table-cell>
          <table:table-cell office:value-type="string">
            <text:p>QFP50P1720X2320X290-128N</text:p>
          </table:table-cell>
          <table:table-cell office:value-type="string">
            <text:p>NATIONAL</text:p>
          </table:table-cell>
          <table:table-cell office:value-type="string">
            <text:p>DP83865DVH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string">
            <text:p>U32</text:p>
          </table:table-cell>
          <table:table-cell office:value-type="string">
            <text:p>IC_CLKBUF_QFN40_DIFF_10OUT</text:p>
          </table:table-cell>
          <table:table-cell office:value-type="string">
            <text:p>QFN50P600X600-40W2N</text:p>
          </table:table-cell>
          <table:table-cell table:number-columns-repeated="2"/>
          <table:table-cell office:value-type="string">
            <text:p>9X87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string">
            <text:p>U33-36</text:p>
          </table:table-cell>
          <table:table-cell office:value-type="string">
            <text:p>MEMDDR2_1GBX16_FBGA92_333MHZ</text:p>
          </table:table-cell>
          <table:table-cell office:value-type="string">
            <text:p>FBGA80P6X17-92_12MM</text:p>
          </table:table-cell>
          <table:table-cell table:number-columns-repeated="2"/>
          <table:table-cell office:value-type="string">
            <text:p>64MBX16 DDR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U37</text:p>
          </table:table-cell>
          <table:table-cell office:value-type="string">
            <text:p>IC_AND_SC70_SINGLE_74LVC1G08</text:p>
          </table:table-cell>
          <table:table-cell office:value-type="string">
            <text:p>SC70_5</text:p>
          </table:table-cell>
          <table:table-cell table:number-columns-repeated="2"/>
          <table:table-cell office:value-type="string">
            <text:p>74LVC1G0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U38</text:p>
          </table:table-cell>
          <table:table-cell office:value-type="string">
            <text:p>XC2C256</text:p>
          </table:table-cell>
          <table:table-cell office:value-type="string">
            <text:p>TQFP100_A</text:p>
          </table:table-cell>
          <table:table-cell office:value-type="string">
            <text:p>XILINX</text:p>
          </table:table-cell>
          <table:table-cell office:value-type="string">
            <text:p>XC2C256-7VQ100C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string">
            <text:p>U41-43</text:p>
          </table:table-cell>
          <table:table-cell office:value-type="string">
            <text:p>MEMEE_512MBX8_DBGA8_100KHZ_I2C</text:p>
          </table:table-cell>
          <table:table-cell office:value-type="string">
            <text:p>BGA100-50P2X4-8A</text:p>
          </table:table-cell>
          <table:table-cell table:number-columns-repeated="2"/>
          <table:table-cell office:value-type="string">
            <text:p>AT24C0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U44</text:p>
          </table:table-cell>
          <table:table-cell office:value-type="string">
            <text:p>IC_TEMP_SOT23-6_I2C_AD7414-0</text:p>
          </table:table-cell>
          <table:table-cell office:value-type="string">
            <text:p>SOT_23_6</text:p>
          </table:table-cell>
          <table:table-cell table:number-columns-repeated="2"/>
          <table:table-cell office:value-type="string">
            <text:p>AD7414-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string">
            <text:p>U45</text:p>
          </table:table-cell>
          <table:table-cell office:value-type="string">
            <text:p>MEMF_512MBX8_TSOP48_50NS_NAND</text:p>
          </table:table-cell>
          <table:table-cell office:value-type="string">
            <text:p>SOPT50X2000-48L</text:p>
          </table:table-cell>
          <table:table-cell table:number-columns-repeated="2"/>
          <table:table-cell office:value-type="string">
            <text:p>64MBX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string">
            <text:p>U46</text:p>
          </table:table-cell>
          <table:table-cell office:value-type="string">
            <text:p>MEMF_512MBX16_BGA64_MBIT_110NS</text:p>
          </table:table-cell>
          <table:table-cell office:value-type="string">
            <text:p>BGA100P8X8-64C</text:p>
          </table:table-cell>
          <table:table-cell table:number-columns-repeated="2"/>
          <table:table-cell office:value-type="string">
            <text:p>32MX16 MIRROR BIT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string">
            <text:p>U47-48</text:p>
          </table:table-cell>
          <table:table-cell office:value-type="string">
            <text:p>IC_RS232_SSOP20_3225_E3-5V</text:p>
          </table:table-cell>
          <table:table-cell office:value-type="string">
            <text:p>SOP65X780-20</text:p>
          </table:table-cell>
          <table:table-cell table:number-columns-repeated="2"/>
          <table:table-cell office:value-type="string">
            <text:p>ICL3225ECA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">
            <text:p>6</text:p>
          </table:table-cell>
          <table:table-cell office:value-type="string">
            <text:p>U49-54</text:p>
          </table:table-cell>
          <table:table-cell office:value-type="string">
            <text:p>IC_ANSW_ZDFN6_SPDT_XXX3157</text:p>
          </table:table-cell>
          <table:table-cell office:value-type="string">
            <text:p>TDFN_ZA-6</text:p>
          </table:table-cell>
          <table:table-cell table:number-columns-repeated="2"/>
          <table:table-cell office:value-type="string">
            <text:p>PI5A315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string">
            <text:p>VR1-2</text:p>
          </table:table-cell>
          <table:table-cell office:value-type="string">
            <text:p>VAR_5R5V_0603_30A</text:p>
          </table:table-cell>
          <table:table-cell office:value-type="string">
            <text:p>VR_0603</text:p>
          </table:table-cell>
          <table:table-cell table:number-columns-repeated="2"/>
          <table:table-cell office:value-type="string">
            <text:p>5.5V 20A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string">
            <text:p>X1-2</text:p>
          </table:table-cell>
          <table:table-cell office:value-type="string">
            <text:p>SMDCLK</text:p>
          </table:table-cell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3-25-156.250</text:p>
          </table:table-cell>
          <table:table-cell office:value-type="string">
            <text:p>156.25MHZ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string">
            <text:p>Y1</text:p>
          </table:table-cell>
          <table:table-cell office:value-type="string">
            <text:p>XTAL_12R00MHZ_SMT6X3_18PF_50PPM</text:p>
          </table:table-cell>
          <table:table-cell office:value-type="string">
            <text:p>FX532A</text:p>
          </table:table-cell>
          <table:table-cell table:number-columns-repeated="2"/>
          <table:table-cell office:value-type="string">
            <text:p>12.00 MHZ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string">
            <text:p>Y2</text:p>
          </table:table-cell>
          <table:table-cell office:value-type="string">
            <text:p>XTAL_22R1184MHZ_SMT6X3_18PF_50P</text:p>
          </table:table-cell>
          <table:table-cell office:value-type="string">
            <text:p>FX532A</text:p>
          </table:table-cell>
          <table:table-cell table:number-columns-repeated="2"/>
          <table:table-cell office:value-type="string">
            <text:p>22.1184MH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2007/09/04</text:date>, <text:time>16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9-04T16:14:22</meta:creation-date>
    <dc:creator>Francois Kapp</dc:creator>
    <dc:date>2007-09-04T16:15:40</dc:date>
    <dc:language>en-ZA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234"/>
  </office:meta>
</office:document-meta>
</file>